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standard">
      <style:graphic-properties draw:stroke="none" svg:stroke-color="#000000" draw:fill-color="#6666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6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6cm" svg:y="6.5cm">
          <text:p text:style-name="P1">N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82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825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25cm" svg:y1="7cm" svg:x2="6cm" svg:y2="7cm">
          <text:p/>
        </draw:line>
        <draw:line draw:style-name="gr3" draw:text-style-name="P3" draw:layer="layout" svg:x1="4.225cm" svg:y1="8cm" svg:x2="6cm" svg:y2="8cm">
          <text:p/>
        </draw:line>
        <draw:custom-shape draw:style-name="gr4" draw:text-style-name="P4" draw:layer="layout" svg:width="0.2cm" svg:height="0.2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cm" svg:y1="7cm" svg:x2="5cm" svg:y2="4cm">
          <text:p/>
        </draw:line>
        <draw:line draw:style-name="gr3" draw:text-style-name="P3" draw:layer="layout" svg:x1="6cm" svg:y1="5cm" svg:x2="5cm" svg:y2="5cm">
          <text:p/>
        </draw:line>
        <draw:custom-shape draw:style-name="gr1" draw:text-style-name="P2" draw:layer="layout" svg:width="2cm" svg:height="2cm" svg:x="6cm" svg:y="3.5cm">
          <text:p text:style-name="P1">N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0.5cm" svg:x2="10cm" svg:y2="10.5cm">
          <text:p/>
        </draw:line>
        <draw:custom-shape draw:style-name="gr2" draw:text-style-name="P2" draw:layer="layout" svg:width="0.4cm" svg:height="0.4cm" svg:x="16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cm" svg:y1="7.5cm" svg:x2="14cm" svg:y2="7.5cm">
          <text:p/>
        </draw:line>
        <draw:custom-shape draw:style-name="gr2" draw:text-style-name="P2" draw:layer="layout" svg:width="0.4cm" svg:height="0.4cm" svg:x="16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5cm" svg:height="0.962cm" svg:x="17.2cm" svg:y="7.538cm">
          <draw:text-box>
            <text:p>s</text:p>
          </draw:text-box>
        </draw:frame>
        <draw:frame draw:style-name="gr6" draw:text-style-name="P5" draw:layer="layout" svg:width="0.959cm" svg:height="0.962cm" svg:x="17.2cm" svg:y="9.5cm">
          <draw:text-box>
            <text:p>c</text:p>
          </draw:text-box>
        </draw:frame>
        <draw:frame draw:style-name="gr5" draw:text-style-name="P5" draw:layer="layout" svg:width="0.925cm" svg:height="0.962cm" svg:x="2.9cm" svg:y="6.5cm">
          <draw:text-box>
            <text:p>a</text:p>
          </draw:text-box>
        </draw:frame>
        <draw:frame draw:style-name="gr5" draw:text-style-name="P5" draw:layer="layout" svg:width="0.925cm" svg:height="0.962cm" svg:x="2.9cm" svg:y="7.5cm">
          <draw:text-box>
            <text:p>b</text:p>
          </draw:text-box>
        </draw:frame>
        <draw:line draw:style-name="gr3" draw:text-style-name="P3" draw:layer="layout" svg:x1="6cm" svg:y1="4cm" svg:x2="5cm" svg:y2="4cm">
          <text:p/>
        </draw:line>
        <draw:custom-shape draw:style-name="gr4" draw:text-style-name="P4" draw:layer="layout" svg:width="0.2cm" svg:height="0.2cm" svg:x="4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4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3" draw:text-style-name="P3" draw:layer="layout" svg:x1="5cm" svg:y1="8cm" svg:x2="5cm" svg:y2="11cm">
          <text:p/>
        </draw:line>
        <draw:line draw:style-name="gr3" draw:text-style-name="P3" draw:layer="layout" svg:x1="6cm" svg:y1="10cm" svg:x2="5cm" svg:y2="10cm">
          <text:p/>
        </draw:line>
        <draw:custom-shape draw:style-name="gr1" draw:text-style-name="P2" draw:layer="layout" svg:width="2cm" svg:height="2cm" draw:transform="rotate (-3.14159265358979) translate (8cm 11.5cm)">
          <text:p text:style-name="P1">NOR</text:p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3" draw:text-style-name="P3" draw:layer="layout" svg:x1="6cm" svg:y1="11cm" svg:x2="5cm" svg:y2="11cm">
          <text:p/>
        </draw:line>
        <draw:custom-shape draw:style-name="gr4" draw:text-style-name="P4" draw:layer="layout" svg:width="0.2cm" svg:height="0.2cm" svg:x="4.9cm" svg:y="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1" draw:text-style-name="P2" draw:layer="layout" svg:width="2cm" svg:height="2cm" draw:transform="rotate (-3.14159265358979) translate (12cm 11cm)">
          <text:p text:style-name="P1">NOR</text:p>
          <draw:enhanced-geometry svg:viewBox="0 0 21600 21600" draw:mirror-vertical="true" draw:type="rectangle" draw:enhanced-path="M 0 0 L 21600 0 21600 21600 0 21600 0 0 Z N"/>
        </draw:custom-shape>
        <draw:line draw:style-name="gr3" draw:text-style-name="P3" draw:layer="layout" svg:x1="9cm" svg:y1="9.5cm" svg:x2="10cm" svg:y2="9.5cm">
          <text:p/>
        </draw:line>
        <draw:line draw:style-name="gr3" draw:text-style-name="P3" draw:layer="layout" svg:x1="9cm" svg:y1="9.5cm" svg:x2="9cm" svg:y2="4.5cm">
          <text:p/>
        </draw:line>
        <draw:line draw:style-name="gr3" draw:text-style-name="P3" draw:layer="layout" svg:x1="8cm" svg:y1="4.5cm" svg:x2="9cm" svg:y2="4.5cm">
          <text:p/>
        </draw:line>
        <draw:custom-shape draw:style-name="gr1" draw:text-style-name="P2" draw:layer="layout" svg:width="2cm" svg:height="2cm" draw:transform="rotate (-3.14159265358979) translate (16cm 9cm)">
          <text:p text:style-name="P1">NOR</text:p>
          <draw:enhanced-geometry svg:viewBox="0 0 21600 21600" draw:mirror-vertical="true" draw:type="rectangle" draw:enhanced-path="M 0 0 L 21600 0 21600 21600 0 21600 0 0 Z N"/>
        </draw:custom-shape>
        <draw:line draw:style-name="gr7" draw:text-style-name="P3" draw:layer="layout" svg:x1="13cm" svg:y1="8.5cm" svg:x2="14cm" svg:y2="8.5cm">
          <text:p/>
        </draw:line>
        <draw:line draw:style-name="gr7" draw:text-style-name="P3" draw:layer="layout" svg:x1="13cm" svg:y1="8.5cm" svg:x2="13cm" svg:y2="10cm">
          <text:p/>
        </draw:line>
        <draw:line draw:style-name="gr7" draw:text-style-name="P3" draw:layer="layout" svg:x1="12cm" svg:y1="10cm" svg:x2="16.8cm" svg:y2="10cm">
          <text:p/>
        </draw:line>
        <draw:line draw:style-name="gr3" draw:text-style-name="P3" draw:layer="layout" svg:x1="16cm" svg:y1="8cm" svg:x2="16.8cm" svg:y2="8cm">
          <text:p/>
        </draw:line>
        <draw:custom-shape draw:style-name="gr8" draw:text-style-name="P6" draw:layer="layout" svg:width="0.2cm" svg:height="0.2cm" svg:x="12.9cm" svg:y="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6-20T01:44:13.121823858</dc:date>
    <meta:editing-duration>PT18M27S</meta:editing-duration>
    <meta:editing-cycles>11</meta:editing-cycles>
    <meta:document-statistic meta:object-count="35"/>
  </office:meta>
</office:document-meta>
</file>